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T1" style:family="text">
      <style:text-properties officeooo:rsid="0016f2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cott’s API password: </text:span>M4ux7XrOXZRslh3gvOqRkh4xpe7K3ZYw</text:p>
      <text:p text:style-name="P1"/>
      <text:p text:style-name="P1">wget -d --post-data '[{"type": "ios","idx": "231","url": "asset://localhost:9091/api/products/46865f18-5f6b-4003-905d-6c6208e9f7cf/files/published/asset-package","email": "chris_hubbard@sil.org","projectName": "WEB","projectDescription": "World English Bible","username": "Chris Hubbard","organization": "SIL International"}]' 'https://scriptureearth.org/api/add_resource.php?v=1&amp;key=qUeRz7lwMhqO4P6wsTVPK3VYZoZ0gx3v' --header 'Accept: application/json' --header 'Content-Type: application/json'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cott Starker</meta:initial-creator>
    <meta:creation-date>2022-03-12T16:58:47.447000000</meta:creation-date>
    <dc:date>2022-03-15T09:06:43.048000000</dc:date>
    <dc:creator>Scott Starker</dc:creator>
    <meta:editing-duration>PT17H6M51S</meta:editing-duration>
    <meta:editing-cycles>1</meta:editing-cycles>
    <meta:document-statistic meta:table-count="0" meta:image-count="0" meta:object-count="0" meta:page-count="1" meta:paragraph-count="2" meta:word-count="30" meta:character-count="549" meta:non-whitespace-character-count="524"/>
    <meta:generator>LibreOffice/7.3.0.3$Windows_X86_64 LibreOffice_project/0f246aa12d0eee4a0f7adcefbf7c878fc2238db3</meta:generator>
  </office:meta>
</office:document-meta>
</file>